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4.6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Palestrantes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padding="0.071cm"/>
      <style:paragraph-properties fo:text-align="star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cell-protect="none" style:print-content="true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="0.071cm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Tahoma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alestrantes" table:style-name="ta1">
        <office:forms form:automatic-focus="false" form:apply-design-mode="false"/>
        <table:table-column table:style-name="co1" table:visibility="collapse" table:number-columns-repeated="3" table:default-cell-style-name="ce3"/>
        <table:table-column table:style-name="co1" table:number-columns-repeated="254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ID da resposta</text:p>
          </table:table-cell>
          <table:table-cell table:style-name="ce1" office:value-type="string" calcext:value-type="string">
            <text:p>Data de envio</text:p>
          </table:table-cell>
          <table:table-cell table:style-name="ce1" office:value-type="string" calcext:value-type="string">
            <text:p>Última página</text:p>
          </table:table-cell>
          <table:table-cell table:style-name="ce1" office:value-type="string" calcext:value-type="string">
            <text:p>Idioma inicial</text:p>
          </table:table-cell>
          <table:table-cell table:style-name="ce1" office:value-type="string" calcext:value-type="string">
            <text:p>Data de início</text:p>
          </table:table-cell>
          <table:table-cell table:style-name="ce1" office:value-type="string" calcext:value-type="string">
            <text:p>Data da última ação</text:p>
          </table:table-cell>
          <table:table-cell table:style-name="ce1" office:value-type="string" calcext:value-type="string">
            <text:p>Endereço IP</text:p>
          </table:table-cell>
          <table:table-cell table:style-name="ce1" office:value-type="string" calcext:value-type="string">
            <text:p>URL de referência</text:p>
          </table:table-cell>
          <table:table-cell table:style-name="ce1" office:value-type="string" calcext:value-type="string">
            <text:p>O que achou do sistema de submissão de trabalhos-</text:p>
          </table:table-cell>
          <table:table-cell table:style-name="ce1" office:value-type="string" calcext:value-type="string">
            <text:p>O que achou do sistema de submissão de trabalhos- - comment</text:p>
          </table:table-cell>
          <table:table-cell table:style-name="ce1" office:value-type="string" calcext:value-type="string">
            <text:p>Você foi bem recebido/a no evento-</text:p>
          </table:table-cell>
          <table:table-cell table:style-name="ce1" office:value-type="string" calcext:value-type="string">
            <text:p>Você mora em Curitiba-</text:p>
          </table:table-cell>
          <table:table-cell table:style-name="ce1" office:value-type="string" calcext:value-type="string">
            <text:p>Você teve algum problema com seu traslado-</text:p>
          </table:table-cell>
          <table:table-cell table:style-name="ce1" office:value-type="string" calcext:value-type="string">
            <text:p>O que você achou das instalações do evento-</text:p>
          </table:table-cell>
          <table:table-cell table:style-name="ce1" office:value-type="string" calcext:value-type="string">
            <text:p>O que você achou das instalações do evento- - comment</text:p>
          </table:table-cell>
          <table:table-cell table:style-name="ce1" office:value-type="string" calcext:value-type="string">
            <text:p>Você teve alguma dificuldade para se hospedar no hotel-</text:p>
          </table:table-cell>
          <table:table-cell table:style-name="ce5" office:value-type="string" calcext:value-type="string">
            <text:p>Considerando todos os aspectos locais do evento, nos dê sua opinião:</text:p>
            <text:p/>
            <text:p>O que você achou do evento-</text:p>
          </table:table-cell>
          <table:table-cell table:style-name="ce1" office:value-type="string" calcext:value-type="string">
            <text:p>Você teve acesso a todos os recursos necessários para sua apresentação-</text:p>
          </table:table-cell>
          <table:table-cell table:style-name="ce1" office:value-type="string" calcext:value-type="string">
            <text:p>Se não, quais recursos faltaram-</text:p>
          </table:table-cell>
          <table:table-cell table:style-name="ce1" office:value-type="string" calcext:value-type="string">
            <text:p>Durante o evento, você teve alguma dificuldade para se alimentar-</text:p>
          </table:table-cell>
          <table:table-cell table:style-name="ce7" table:number-columns-repeated="237"/>
          <table:table-cell table:style-name="ce8" table:number-columns-repeated="76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2015-04-26 09:05: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9:04:31</text:p>
          </table:table-cell>
          <table:table-cell table:style-name="ce2" office:value-type="string" calcext:value-type="string">
            <text:p>2015-04-26 09:05:16</text:p>
          </table:table-cell>
          <table:table-cell table:style-name="ce2" office:value-type="string" calcext:value-type="string">
            <text:p>191.177.79.172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em organizado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2015-04-26 08:45: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8:44:01</text:p>
          </table:table-cell>
          <table:table-cell table:style-name="ce2" office:value-type="string" calcext:value-type="string">
            <text:p>2015-04-26 08:45:16</text:p>
          </table:table-cell>
          <table:table-cell table:style-name="ce2" office:value-type="string" calcext:value-type="string">
            <text:p>201.25.135.2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Mt bom!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08:39:07</text:p>
          </table:table-cell>
          <table:table-cell table:style-name="ce2" office:value-type="string" calcext:value-type="string">
            <text:p>177.16.171.87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2015-04-26 08:33: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8:31:39</text:p>
          </table:table-cell>
          <table:table-cell table:style-name="ce2" office:value-type="string" calcext:value-type="string">
            <text:p>2015-04-26 08:33:49</text:p>
          </table:table-cell>
          <table:table-cell table:style-name="ce2" office:value-type="string" calcext:value-type="string">
            <text:p>177.132.4.251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Só alguams travas na internet atrapalharam.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om!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2015-04-26 08:22: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8:19:10</text:p>
          </table:table-cell>
          <table:table-cell table:style-name="ce2" office:value-type="string" calcext:value-type="string">
            <text:p>2015-04-26 08:22:21</text:p>
          </table:table-cell>
          <table:table-cell table:style-name="ce2" office:value-type="string" calcext:value-type="string">
            <text:p>177.5.62.160</text:p>
          </table:table-cell>
          <table:table-cell table:style-name="ce4" office:value-type="string" calcext:value-type="string">
            <text:p><text:span text:style-name="T1"><text:a xlink:href="http://bmail.uol.com.br/main/message?uid=NTY3ODI&amp;folder=INBOX&amp;externalAcc=&amp;link_security=0&amp;msg_flagged=false&amp;show_msg_header=1" xlink:type="simple">http://bmail.uol.com.br/main/message?uid=NTY3ODI&amp;folder=INBOX&amp;externalAcc=&amp;link_security=0&amp;msg_flagged=false&amp;show_msg_header=1</text:a></text:span></text:p>
          </table:table-cell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Eu achei bem interessante, pena que palestras interessante ocorriam simultaneamente e não pude ver algumas.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Foram satisfatórias!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Evento foi bem organizado. Fui bem recebido e as paletras e workshops bem conduzidos.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Vários computadores nos workshops estavam com problemas.</text:p>
          </table:table-cell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08:18:03</text:p>
          </table:table-cell>
          <table:table-cell table:style-name="ce2" office:value-type="string" calcext:value-type="string">
            <text:p>189.32.58.37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2015-04-26 07:59: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7:56:31</text:p>
          </table:table-cell>
          <table:table-cell table:style-name="ce2" office:value-type="string" calcext:value-type="string">
            <text:p>2015-04-26 07:59:18</text:p>
          </table:table-cell>
          <table:table-cell table:style-name="ce2" office:value-type="string" calcext:value-type="string">
            <text:p>177.42.21.204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ostei do evento. Infelizmente perdi a festa de confraternização, mas tinha compromisso. Presença de pessoas e palestrantes que eu admiro, não citarei nomes para não esquecer ninguém. Bom número de voluntários engajados. Parabéns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07:58:48</text:p>
          </table:table-cell>
          <table:table-cell table:style-name="ce2" office:value-type="string" calcext:value-type="string">
            <text:p>66.102.6.229</text:p>
          </table:table-cell>
          <table:table-cell table:style-name="ce4" office:value-type="string" calcext:value-type="string">
            <text:p><text:span text:style-name="T1"><text:a xlink:href="http://www.google.com/url?sa=t&amp;rct=j&amp;q=&amp;esrc=s&amp;source=web&amp;cd=2&amp;ved=0CFMQFjAG&amp;url=http%3A%2F%2Fur1.ca%2Fk8vwq&amp;ei=BuE8VcIEisuxBuCzAQ&amp;usg=AFQjCNGGEHNvXVAyGiou8aRCPQ-6x63W2w" xlink:type="simple">http://www.google.com/url?sa=t&amp;rct=j&amp;q=&amp;esrc=s&amp;source=web&amp;cd=2&amp;ved=0CFMQFjAG&amp;url=http%3A%2F%2Fur1.ca%2Fk8vwq&amp;ei=BuE8VcIEisuxBuCzAQ&amp;usg=AFQjCNGGEHNvXVAyGiou8aRCPQ-6x63W2w</text:a></text:span></text:p>
          </table:table-cell>
          <table:table-cell table:number-columns-repeated="2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07:29:03</text:p>
          </table:table-cell>
          <table:table-cell table:style-name="ce2" office:value-type="string" calcext:value-type="string">
            <text:p>201.140.212.132</text:p>
          </table:table-cell>
          <table:table-cell table:style-name="ce4" office:value-type="string" calcext:value-type="string">
            <text:p><text:span text:style-name="T1"><text:a xlink:href="http://leonardorocha.eti.br/pesquisa/index.php/admin/survey/sa/view/surveyid/736931" xlink:type="simple">http://leonardorocha.eti.br/pesquisa/index.php/admin/survey/sa/view/surveyid/736931</text:a></text:span></text:p>
          </table:table-cell>
          <table:table-cell table:number-columns-repeated="2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015-04-26 09:11: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9:10:57</text:p>
          </table:table-cell>
          <table:table-cell table:style-name="ce2" office:value-type="string" calcext:value-type="string">
            <text:p>2015-04-26 09:11:55</text:p>
          </table:table-cell>
          <table:table-cell table:style-name="ce2" office:value-type="string" calcext:value-type="string">
            <text:p>189.114.185.182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oi incrível. Uma comunidade incrível :)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09:17:25</text:p>
          </table:table-cell>
          <table:table-cell table:style-name="ce2" office:value-type="string" calcext:value-type="string">
            <text:p>189.4.32.231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2015-04-26 09:39: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9:37:54</text:p>
          </table:table-cell>
          <table:table-cell table:style-name="ce2" office:value-type="string" calcext:value-type="string">
            <text:p>2015-04-26 09:39:28</text:p>
          </table:table-cell>
          <table:table-cell table:style-name="ce2" office:value-type="string" calcext:value-type="string">
            <text:p>179.186.195.40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om, muito bem organizado e tinha um ambiente de tranquilidade que não tinha presenciado em outros eventos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2015-04-26 09:59: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09:58:53</text:p>
          </table:table-cell>
          <table:table-cell table:style-name="ce2" office:value-type="string" calcext:value-type="string">
            <text:p>2015-04-26 09:59:55</text:p>
          </table:table-cell>
          <table:table-cell table:style-name="ce2" office:value-type="string" calcext:value-type="string">
            <text:p>177.220.180.40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2015-04-26 10:13: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0:12:04</text:p>
          </table:table-cell>
          <table:table-cell table:style-name="ce2" office:value-type="string" calcext:value-type="string">
            <text:p>2015-04-26 10:13:24</text:p>
          </table:table-cell>
          <table:table-cell table:style-name="ce2" office:value-type="string" calcext:value-type="string">
            <text:p>177.205.1.57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om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2015-04-26 11:25: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1:22:42</text:p>
          </table:table-cell>
          <table:table-cell table:style-name="ce2" office:value-type="string" calcext:value-type="string">
            <text:p>2015-04-26 11:25:07</text:p>
          </table:table-cell>
          <table:table-cell table:style-name="ce2" office:value-type="string" calcext:value-type="string">
            <text:p>177.124.57.202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chei bem interessante, conheci coisas novas e fui muito bem recebida adorei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1:25:15</text:p>
          </table:table-cell>
          <table:table-cell table:style-name="ce2" office:value-type="string" calcext:value-type="string">
            <text:p>177.124.57.202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1:28:22</text:p>
          </table:table-cell>
          <table:table-cell table:style-name="ce2" office:value-type="string" calcext:value-type="string">
            <text:p>177.201.230.61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2015-04-26 12:28: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2:19:54</text:p>
          </table:table-cell>
          <table:table-cell table:style-name="ce2" office:value-type="string" calcext:value-type="string">
            <text:p>2015-04-26 12:28:36</text:p>
          </table:table-cell>
          <table:table-cell table:style-name="ce2" office:value-type="string" calcext:value-type="string">
            <text:p>177.82.17.223</text:p>
          </table:table-cell>
          <table:table-cell/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Não usei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Ótimo</text:p>
          </table:table-cell>
          <table:table-cell table:style-name="ce2" office:value-type="string" calcext:value-type="string">
            <text:p>Excelente espaço para palestras e para install fest.</text:p>
          </table:table-cell>
          <table:table-cell table:style-name="ce2" office:value-type="string" calcext:value-type="string">
            <text:p>Não</text:p>
          </table:table-cell>
          <table:table-cell table:style-name="ce6" office:value-type="string" calcext:value-type="string">
            <text:p>O evento foi ótimo. Bem organizado, com temas interessantes. Gostei muito de conhecer mais a comunidade de Curitiba, me senti muito bem recebida.</text:p>
            <text:p/>
            <text:p>Parece que muitas pessoas estavam conhecendo software livre pela primeira vez, talvez uma ideia boa seja começar com uma palestra introdutória sobre o que é software livre. Os vídeos passando e os banners com os conceitos são excelentes!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2:30:47</text:p>
          </table:table-cell>
          <table:table-cell table:style-name="ce2" office:value-type="string" calcext:value-type="string">
            <text:p>2015-04-26 12:32:33</text:p>
          </table:table-cell>
          <table:table-cell table:style-name="ce2" office:value-type="string" calcext:value-type="string">
            <text:p>187.58.244.137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2:33:38</text:p>
          </table:table-cell>
          <table:table-cell table:style-name="ce2" office:value-type="string" calcext:value-type="string">
            <text:p>2015-04-26 12:35:23</text:p>
          </table:table-cell>
          <table:table-cell table:style-name="ce2" office:value-type="string" calcext:value-type="string">
            <text:p>201.25.181.187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2015-04-26 12:56: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2:50:07</text:p>
          </table:table-cell>
          <table:table-cell table:style-name="ce2" office:value-type="string" calcext:value-type="string">
            <text:p>2015-04-26 12:56:26</text:p>
          </table:table-cell>
          <table:table-cell table:style-name="ce2" office:value-type="string" calcext:value-type="string">
            <text:p>189.26.52.174</text:p>
          </table:table-cell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lguns palestrantes demosntraram pouca habilidade para trabalhar em público. As apresentações não seguiam um padrão. Deixo como sugestão a equipe organizadora montar um esquema padrão de apresentações, com um fundo comum a todos os palestrantes, tendo a marco d'água o símbolo do evento, ou cabeçalho padrão. Entretanto, as propostas apresentadas foram de boa escolha.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 table:style-name="ce2" office:value-type="string" calcext:value-type="string">
            <text:p>Auditórios com tamanho adequado, boa sinalização das atividades, organizadores cientes dos trâmites e procedimetos de inscrição e atividades. Ótimo!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deria ter uma divulgação mais ampla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2015-04-26 13:11: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3:10:59</text:p>
          </table:table-cell>
          <table:table-cell table:style-name="ce2" office:value-type="string" calcext:value-type="string">
            <text:p>2015-04-26 13:11:41</text:p>
          </table:table-cell>
          <table:table-cell table:style-name="ce2" office:value-type="string" calcext:value-type="string">
            <text:p>179.186.228.240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om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2015-04-26 13:23: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3:22:25</text:p>
          </table:table-cell>
          <table:table-cell table:style-name="ce2" office:value-type="string" calcext:value-type="string">
            <text:p>2015-04-26 13:23:41</text:p>
          </table:table-cell>
          <table:table-cell table:style-name="ce2" office:value-type="string" calcext:value-type="string">
            <text:p>177.92.50.34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om o evento o problema foi a alimentação durante o evento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100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5:28:17</text:p>
          </table:table-cell>
          <table:table-cell table:style-name="ce2" office:value-type="string" calcext:value-type="string">
            <text:p>186.206.34.116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015-04-26 15:33: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5:31:22</text:p>
          </table:table-cell>
          <table:table-cell table:style-name="ce2" office:value-type="string" calcext:value-type="string">
            <text:p>2015-04-26 15:33:04</text:p>
          </table:table-cell>
          <table:table-cell table:style-name="ce2" office:value-type="string" calcext:value-type="string">
            <text:p>179.244.59.94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chei bom mas gostaria de ter mais pessoas participando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5:33:12</text:p>
          </table:table-cell>
          <table:table-cell table:style-name="ce2" office:value-type="string" calcext:value-type="string">
            <text:p>179.244.59.94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2015-04-26 16:10: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6:06:46</text:p>
          </table:table-cell>
          <table:table-cell table:style-name="ce2" office:value-type="string" calcext:value-type="string">
            <text:p>2015-04-26 16:10:46</text:p>
          </table:table-cell>
          <table:table-cell table:style-name="ce2" office:value-type="string" calcext:value-type="string">
            <text:p>187.5.46.141</text:p>
          </table:table-cell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Não sei como opinar nesse caso.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m certeza um dos melhores eventos que já participei. Não sei se pelo fato de haver sido realizado na PUC-PR, mas não fim das contas, as palestras, a instalações, o grupo de "instaladores", achei o máximo, continuem assim!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7:31:47</text:p>
          </table:table-cell>
          <table:table-cell table:style-name="ce2" office:value-type="string" calcext:value-type="string">
            <text:p>179.176.173.240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7:33:16</text:p>
          </table:table-cell>
          <table:table-cell table:style-name="ce2" office:value-type="string" calcext:value-type="string">
            <text:p>187.55.96.118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7:33:35</text:p>
          </table:table-cell>
          <table:table-cell table:style-name="ce2" office:value-type="string" calcext:value-type="string">
            <text:p>89.145.95.42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8:23:43</text:p>
          </table:table-cell>
          <table:table-cell table:style-name="ce2" office:value-type="string" calcext:value-type="string">
            <text:p>189.73.47.93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2015-04-26 18:27: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8:26:49</text:p>
          </table:table-cell>
          <table:table-cell table:style-name="ce2" office:value-type="string" calcext:value-type="string">
            <text:p>2015-04-26 18:27:36</text:p>
          </table:table-cell>
          <table:table-cell table:style-name="ce2" office:value-type="string" calcext:value-type="string">
            <text:p>191.177.249.47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Gostei bastante aprendi muito o pessoal foi muito legal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6 18:51:02</text:p>
          </table:table-cell>
          <table:table-cell table:style-name="ce2" office:value-type="string" calcext:value-type="string">
            <text:p>200.103.134.252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2015-04-26 19:29: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6 19:20:48</text:p>
          </table:table-cell>
          <table:table-cell table:style-name="ce2" office:value-type="string" calcext:value-type="string">
            <text:p>2015-04-26 19:29:29</text:p>
          </table:table-cell>
          <table:table-cell table:style-name="ce2" office:value-type="string" calcext:value-type="string">
            <text:p>177.96.87.80</text:p>
          </table:table-cell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 principio normal foi a primeira vez que participei e gostei.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Tendo poucas pessoas foi tranquilo, poucos participantes para instalacao, a estrutura para instalacao sendo uma instal fest foi precaria mas como dito acima nao tava toda mal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<text:s/>Como primeira participacao da minha parte adorei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2015-04-27 06:09: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06:05:38</text:p>
          </table:table-cell>
          <table:table-cell table:style-name="ce2" office:value-type="string" calcext:value-type="string">
            <text:p>2015-04-27 06:09:35</text:p>
          </table:table-cell>
          <table:table-cell table:style-name="ce2" office:value-type="string" calcext:value-type="string">
            <text:p>10.0.50.1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Acredito que a divulgação deve ser ampliada, atraindo um público maior e diferenciado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06:23:45</text:p>
          </table:table-cell>
          <table:table-cell table:style-name="ce2" office:value-type="string" calcext:value-type="string">
            <text:p>179.179.9.167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06:57:33</text:p>
          </table:table-cell>
          <table:table-cell table:style-name="ce2" office:value-type="string" calcext:value-type="string">
            <text:p>177.220.191.125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2015-04-27 07:08: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07:06:44</text:p>
          </table:table-cell>
          <table:table-cell table:style-name="ce2" office:value-type="string" calcext:value-type="string">
            <text:p>2015-04-27 07:08:57</text:p>
          </table:table-cell>
          <table:table-cell table:style-name="ce2" office:value-type="string" calcext:value-type="string">
            <text:p>177.82.57.33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celente. Sugiro que as palestras sejam distribuídas em, pelo menos, 03 auditórios. Algumas palestras que tinham temas muito interessantes acabaram "batendo horário". 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07:07:29</text:p>
          </table:table-cell>
          <table:table-cell table:style-name="ce2" office:value-type="string" calcext:value-type="string">
            <text:p>172.16.160.211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2015-04-27 08:42: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08:41:13</text:p>
          </table:table-cell>
          <table:table-cell table:style-name="ce2" office:value-type="string" calcext:value-type="string">
            <text:p>2015-04-27 08:42:15</text:p>
          </table:table-cell>
          <table:table-cell table:style-name="ce2" office:value-type="string" calcext:value-type="string">
            <text:p>172.16.205.20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om!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09:27:49</text:p>
          </table:table-cell>
          <table:table-cell table:style-name="ce2" office:value-type="string" calcext:value-type="string">
            <text:p>2015-04-27 09:29:04</text:p>
          </table:table-cell>
          <table:table-cell table:style-name="ce2" office:value-type="string" calcext:value-type="string">
            <text:p>189.58.168.94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uito bom!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2015-04-27 09:38: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09:34:59</text:p>
          </table:table-cell>
          <table:table-cell table:style-name="ce2" office:value-type="string" calcext:value-type="string">
            <text:p>2015-04-27 09:38:32</text:p>
          </table:table-cell>
          <table:table-cell table:style-name="ce2" office:value-type="string" calcext:value-type="string">
            <text:p>179.186.212.100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chei o evento de muita qualidade, bem organizado e oferecendo conteúdos com cada vez mais qualidade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10:02:43</text:p>
          </table:table-cell>
          <table:table-cell table:style-name="ce2" office:value-type="string" calcext:value-type="string">
            <text:p>66.249.88.192</text:p>
          </table:table-cell>
          <table:table-cell table:style-name="ce4" office:value-type="string" calcext:value-type="string">
            <text:p><text:span text:style-name="T1"><text:a xlink:href="http://www.google.com/url?sa=t&amp;rct=j&amp;q=&amp;esrc=s&amp;source=web&amp;cd=1&amp;ved=0CFQQFjAG&amp;url=http%3A%2F%2Fur1.ca%2Fk8vwq&amp;ei=kk8-Vf2ZOaP37gKRnwE&amp;usg=AFQjCNGGEHNvXVAyGiou8aRCPQ-6x63W2w" xlink:type="simple">http://www.google.com/url?sa=t&amp;rct=j&amp;q=&amp;esrc=s&amp;source=web&amp;cd=1&amp;ved=0CFQQFjAG&amp;url=http%3A%2F%2Fur1.ca%2Fk8vwq&amp;ei=kk8-Vf2ZOaP37gKRnwE&amp;usg=AFQjCNGGEHNvXVAyGiou8aRCPQ-6x63W2w</text:a></text:span></text:p>
          </table:table-cell>
          <table:table-cell table:number-columns-repeated="2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10:03:22</text:p>
          </table:table-cell>
          <table:table-cell table:style-name="ce2" office:value-type="string" calcext:value-type="string">
            <text:p>66.249.90.70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10:04:17</text:p>
          </table:table-cell>
          <table:table-cell table:style-name="ce2" office:value-type="string" calcext:value-type="string">
            <text:p>66.249.90.66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10:14:20</text:p>
          </table:table-cell>
          <table:table-cell table:style-name="ce2" office:value-type="string" calcext:value-type="string">
            <text:p>187.95.115.200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2015-04-27 11:40: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11:35:27</text:p>
          </table:table-cell>
          <table:table-cell table:style-name="ce2" office:value-type="string" calcext:value-type="string">
            <text:p>2015-04-27 11:40:07</text:p>
          </table:table-cell>
          <table:table-cell table:style-name="ce2" office:value-type="string" calcext:value-type="string">
            <text:p>189.31.192.108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O local estava bem organizado e informativo, de modo com que todos presentes no recinto estivem a vontade de se deslocar para outros lugares e retornar sem dificuldades.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O evento foi maravilhoso, pois havia uma gama de experiências, de conhecimento, e interesses comuns, e graças a isso foi possível obter esse grande resultado, em suma, o evento estava se superando em vários aspectos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12:38:13</text:p>
          </table:table-cell>
          <table:table-cell table:style-name="ce2" office:value-type="string" calcext:value-type="string">
            <text:p>177.40.53.214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2015-04-27 12:58: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12:51:38</text:p>
          </table:table-cell>
          <table:table-cell table:style-name="ce2" office:value-type="string" calcext:value-type="string">
            <text:p>2015-04-27 12:58:45</text:p>
          </table:table-cell>
          <table:table-cell table:style-name="ce2" office:value-type="string" calcext:value-type="string">
            <text:p>186.214.198.123</text:p>
          </table:table-cell>
          <table:table-cell/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Acostumado ao mesmo sistema. (PS: Quem era de fora tinha direito a translado? E não me hospedei, fui e voltei sem hospedagem)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Apesar de ser a PUC, e é um local privado, ter aberto para um evento como o FliSOL e fornecer laboratórios, é complicado ver maquinas windows. Outro ponto que tivemos contratempos, a maquina virtual só funcionava com usuario administrador Linux, o cabo HDMI requisitado foi entregue no lugar um microHDMI. Mas fora esses empecilhos, teve um bom aporte para os participantes.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Sempre é bom reencontrar velhos amigos da comunidade, mas ainda falta participação ativa. O hackathon só teve participantes que organizaram o mesmo. Falta ver como envolver melhor, divulgar na hora do evento mesmo.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O conversor VGA/HDMI requisitado. Foi entregue um conversor VGA/MicroHDMI.</text:p>
          </table:table-cell>
          <table:table-cell table:style-name="ce2" office:value-type="string" calcext:value-type="string">
            <text:p>Sim</text:p>
          </table:table-cell>
          <table:table-cell table:number-columns-repeated="100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14:12:40</text:p>
          </table:table-cell>
          <table:table-cell table:style-name="ce2" office:value-type="string" calcext:value-type="string">
            <text:p>200.238.164.5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7 14:17:09</text:p>
          </table:table-cell>
          <table:table-cell table:style-name="ce2" office:value-type="string" calcext:value-type="string">
            <text:p>66.249.90.70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2015-04-27 20:08: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7 20:06:49</text:p>
          </table:table-cell>
          <table:table-cell table:style-name="ce2" office:value-type="string" calcext:value-type="string">
            <text:p>2015-04-27 20:08:04</text:p>
          </table:table-cell>
          <table:table-cell table:style-name="ce2" office:value-type="string" calcext:value-type="string">
            <text:p>186.205.227.120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Muito bem organizado, e com uma boa gama de palestras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8 06:42:07</text:p>
          </table:table-cell>
          <table:table-cell table:style-name="ce2" office:value-type="string" calcext:value-type="string">
            <text:p>189.42.41.146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8 06:43:13</text:p>
          </table:table-cell>
          <table:table-cell table:style-name="ce2" office:value-type="string" calcext:value-type="string">
            <text:p>150.70.173.59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8 07:26:09</text:p>
          </table:table-cell>
          <table:table-cell table:style-name="ce2" office:value-type="string" calcext:value-type="string">
            <text:p>200.192.114.4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8 07:43:17</text:p>
          </table:table-cell>
          <table:table-cell table:style-name="ce2" office:value-type="string" calcext:value-type="string">
            <text:p>200.192.114.4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2015-04-28 12:44: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8 12:37:27</text:p>
          </table:table-cell>
          <table:table-cell table:style-name="ce2" office:value-type="string" calcext:value-type="string">
            <text:p>2015-04-28 12:44:07</text:p>
          </table:table-cell>
          <table:table-cell table:style-name="ce2" office:value-type="string" calcext:value-type="string">
            <text:p>179.179.9.167</text:p>
          </table:table-cell>
          <table:table-cell/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Se possível fosse, pelo menos um grande nome seria interessante, como o Maddog!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elhor estrutura não tem! A PUC é sensacional!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100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2015-04-28 21:16: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8 20:56:51</text:p>
          </table:table-cell>
          <table:table-cell table:style-name="ce2" office:value-type="string" calcext:value-type="string">
            <text:p>2015-04-28 21:16:52</text:p>
          </table:table-cell>
          <table:table-cell table:style-name="ce2" office:value-type="string" calcext:value-type="string">
            <text:p>177.157.49.0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Foi um bom evento. O único inconveniente foi o estacionamento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9 01:38:31</text:p>
          </table:table-cell>
          <table:table-cell table:style-name="ce2" office:value-type="string" calcext:value-type="string">
            <text:p>177.132.18.193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2015-04-29 08:50: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9 08:41:47</text:p>
          </table:table-cell>
          <table:table-cell table:style-name="ce2" office:value-type="string" calcext:value-type="string">
            <text:p>2015-04-29 08:50:44</text:p>
          </table:table-cell>
          <table:table-cell table:style-name="ce2" office:value-type="string" calcext:value-type="string">
            <text:p>200.192.114.8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Um evento bastante interessante, entretanto, não foi bem divulgado dentro da PUCPR. Para o próximo evento os organizadores poderiam entrar em contato com o departamento de informática da PUCPR, o PPGIA para que os professores informem aos alunos os eventos que ocorrem dentro da nossa instituição. Sugiro também que peçam aos diretores de curso das áreas relacionadas que também divulguem o evento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9 08:51:41</text:p>
          </table:table-cell>
          <table:table-cell table:style-name="ce2" office:value-type="string" calcext:value-type="string">
            <text:p>200.192.114.8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2015-04-29 11:18: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29 11:17:55</text:p>
          </table:table-cell>
          <table:table-cell table:style-name="ce2" office:value-type="string" calcext:value-type="string">
            <text:p>2015-04-29 11:18:32</text:p>
          </table:table-cell>
          <table:table-cell table:style-name="ce2" office:value-type="string" calcext:value-type="string">
            <text:p>172.17.6.42</text:p>
          </table:table-cell>
          <table:table-cell/>
          <table:table-cell table:style-name="ce2" office:value-type="string" calcext:value-type="string">
            <text:p>Ótimo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ão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29 11:18:38</text:p>
          </table:table-cell>
          <table:table-cell table:style-name="ce2" office:value-type="string" calcext:value-type="string">
            <text:p>172.17.6.42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2015-04-30 07:13: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4-30 07:10:13</text:p>
          </table:table-cell>
          <table:table-cell table:style-name="ce2" office:value-type="string" calcext:value-type="string">
            <text:p>2015-04-30 07:13:28</text:p>
          </table:table-cell>
          <table:table-cell table:style-name="ce2" office:value-type="string" calcext:value-type="string">
            <text:p>177.92.47.131</text:p>
          </table:table-cell>
          <table:table-cell/>
          <table:table-cell table:style-name="ce2" office:value-type="string" calcext:value-type="string">
            <text:p>Normal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6" office:value-type="string" calcext:value-type="string">
            <text:p>Bem organizado, não tive problema algum!</text:p>
            <text:p>Excelentes palestrantes e boa estrutura. 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4-30 10:37:57</text:p>
          </table:table-cell>
          <table:table-cell table:style-name="ce2" office:value-type="string" calcext:value-type="string">
            <text:p>200.17.245.8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5-02 00:14:07</text:p>
          </table:table-cell>
          <table:table-cell table:style-name="ce2" office:value-type="string" calcext:value-type="string">
            <text:p>66.249.65.136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5-02 00:24:24</text:p>
          </table:table-cell>
          <table:table-cell table:style-name="ce2" office:value-type="string" calcext:value-type="string">
            <text:p>66.249.65.132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2015-05-02 07:03: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5-02 07:00:50</text:p>
          </table:table-cell>
          <table:table-cell table:style-name="ce2" office:value-type="string" calcext:value-type="string">
            <text:p>2015-05-02 07:03:14</text:p>
          </table:table-cell>
          <table:table-cell table:style-name="ce2" office:value-type="string" calcext:value-type="string">
            <text:p>200.142.148.34</text:p>
          </table:table-cell>
          <table:table-cell/>
          <table:table-cell table:style-name="ce2" office:value-type="string" calcext:value-type="string">
            <text:p>Ótimo</text:p>
          </table:table-cell>
          <table:table-cell table:style-name="ce2" office:value-type="string" calcext:value-type="string">
            <text:p>Muito bom o evento, fui no ano de 2013 e nesse ano realmente a estrutura melhorou bastante e ouvir o Maddog sempre é um privilégio...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Ótimo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xcelente, muito bom o conteúdo das palestras, o ambiente, realmente superou as expectativas....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Sim</text:p>
          </table:table-cell>
          <table:table-cell table:number-columns-repeated="100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5-04 07:43:42</text:p>
          </table:table-cell>
          <table:table-cell table:style-name="ce2" office:value-type="string" calcext:value-type="string">
            <text:p>177.204.2.239</text:p>
          </table:table-cell>
          <table:table-cell table:style-name="ce4" office:value-type="string" calcext:value-type="string">
            <text:p><text:span text:style-name="T1"><text:a xlink:href="http://leonardorocha.eti.br/pesquisa/index.php/admin/survey/sa/view/surveyid/736931" xlink:type="simple">http://leonardorocha.eti.br/pesquisa/index.php/admin/survey/sa/view/surveyid/736931</text:a></text:span></text:p>
          </table:table-cell>
          <table:table-cell table:number-columns-repeated="2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number-columns-repeated="2" table:style-name="ce2" office:value-type="string" calcext:value-type="string">
            <text:p>2015-05-04 08:21:23</text:p>
          </table:table-cell>
          <table:table-cell table:style-name="ce2" office:value-type="string" calcext:value-type="string">
            <text:p>200.236.31.76</text:p>
          </table:table-cell>
          <table:table-cell table:number-columns-repeated="3"/>
          <table:table-cell table:number-columns-repeated="3" table:style-name="ce2" office:value-type="string" calcext:value-type="string">
            <text:p>N/A</text:p>
          </table:table-cell>
          <table:table-cell table:number-columns-repeated="2"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/>
          <table:table-cell table:style-name="ce2" office:value-type="string" calcext:value-type="string">
            <text:p>N/A</text:p>
          </table:table-cell>
          <table:table-cell table:number-columns-repeated="100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2015-05-04 13:42: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-BR</text:p>
          </table:table-cell>
          <table:table-cell table:style-name="ce2" office:value-type="string" calcext:value-type="string">
            <text:p>2015-05-04 13:40:21</text:p>
          </table:table-cell>
          <table:table-cell table:style-name="ce2" office:value-type="string" calcext:value-type="string">
            <text:p>2015-05-04 13:42:10</text:p>
          </table:table-cell>
          <table:table-cell table:style-name="ce2" office:value-type="string" calcext:value-type="string">
            <text:p>200.192.114.8</text:p>
          </table:table-cell>
          <table:table-cell/>
          <table:table-cell table:style-name="ce2" office:value-type="string" calcext:value-type="string">
            <text:p>Bom</text:p>
          </table:table-cell>
          <table:table-cell/>
          <table:table-cell table:number-columns-repeated="2" table:style-name="ce2" office:value-type="string" calcext:value-type="string">
            <text:p>Sim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om</text:p>
          </table:table-cell>
          <table:table-cell/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Evento bem organizado, palestrantes de qualidade</text:p>
          </table:table-cell>
          <table:table-cell table:style-name="ce2" office:value-type="string" calcext:value-type="string">
            <text:p>Sim</text:p>
          </table:table-cell>
          <table:table-cell/>
          <table:table-cell table:style-name="ce2" office:value-type="string" calcext:value-type="string">
            <text:p>Não</text:p>
          </table:table-cell>
          <table:table-cell table:number-columns-repeated="1004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lestrantes" style:display-name="PageStyle_Palestra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171DT9H32M33S</meta:editing-duration>
    <dc:date>2015-05-21T08:36:54.713853709</dc:date>
    <dc:creator>Leonardo Rocha</dc:creator>
    <meta:editing-cycles>1</meta:editing-cycles>
    <meta:document-statistic meta:table-count="1" meta:cell-count="1029" meta:object-count="0"/>
    <meta:generator>LibreOffice/4.3.3.2$Linux_X86_64 LibreOffice_project/430m0$Build-2</meta:generator>
  </office:meta>
</office:document-meta>
</file>